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" style:list-style-name="L10"/>
    <style:style style:name="P2" style:family="paragraph" style:parent-style-name="Heading" style:list-style-name="L10">
      <style:text-properties officeooo:paragraph-rsid="00195c88"/>
    </style:style>
    <style:style style:name="P3" style:family="paragraph" style:parent-style-name="Heading" style:list-style-name="L10">
      <style:text-properties officeooo:paragraph-rsid="001c41b6"/>
    </style:style>
    <style:style style:name="P4" style:family="paragraph" style:parent-style-name="Heading" style:list-style-name="L10">
      <style:text-properties officeooo:paragraph-rsid="001c8c9d"/>
    </style:style>
    <style:style style:name="P5" style:family="paragraph" style:parent-style-name="Heading" style:list-style-name="L10">
      <style:text-properties officeooo:paragraph-rsid="001cc209"/>
    </style:style>
    <style:style style:name="P6" style:family="paragraph" style:parent-style-name="Heading" style:list-style-name="L10">
      <style:text-properties officeooo:paragraph-rsid="001e4926"/>
    </style:style>
    <style:style style:name="P7" style:family="paragraph" style:parent-style-name="Standard">
      <style:text-properties officeooo:rsid="000f6c73" officeooo:paragraph-rsid="0012c30f"/>
    </style:style>
    <style:style style:name="P8" style:family="paragraph" style:parent-style-name="Standard" style:list-style-name="L10">
      <style:text-properties officeooo:paragraph-rsid="001e4926"/>
    </style:style>
    <style:style style:name="P9" style:family="paragraph" style:parent-style-name="Standard" style:list-style-name="L26"/>
    <style:style style:name="P10" style:family="paragraph" style:parent-style-name="Standard" style:list-style-name="L29">
      <style:text-properties officeooo:paragraph-rsid="00195c88"/>
    </style:style>
    <style:style style:name="P11" style:family="paragraph" style:parent-style-name="Standard" style:list-style-name="L30">
      <style:text-properties officeooo:paragraph-rsid="00195c88"/>
    </style:style>
    <style:style style:name="P12" style:family="paragraph" style:parent-style-name="Standard" style:list-style-name="L30">
      <style:text-properties officeooo:paragraph-rsid="001c41b6"/>
    </style:style>
    <style:style style:name="P13" style:family="paragraph" style:parent-style-name="Standard" style:list-style-name="L30">
      <style:text-properties officeooo:rsid="001c41b6" officeooo:paragraph-rsid="001c41b6"/>
    </style:style>
    <style:style style:name="P14" style:family="paragraph" style:parent-style-name="Standard" style:list-style-name="L31">
      <style:text-properties officeooo:rsid="001c41b6" officeooo:paragraph-rsid="001c8c9d"/>
    </style:style>
    <style:style style:name="P15" style:family="paragraph" style:parent-style-name="Standard" style:list-style-name="L31">
      <style:text-properties officeooo:paragraph-rsid="001c8c9d"/>
    </style:style>
    <style:style style:name="P16" style:family="paragraph" style:parent-style-name="Standard" style:list-style-name="L32">
      <style:text-properties officeooo:paragraph-rsid="001c8c9d"/>
    </style:style>
    <style:style style:name="P17" style:family="paragraph" style:parent-style-name="Standard" style:list-style-name="L33"/>
    <style:style style:name="P18" style:family="paragraph" style:parent-style-name="Standard" style:list-style-name="L35">
      <style:text-properties officeooo:paragraph-rsid="001c8c9d"/>
    </style:style>
    <style:style style:name="P19" style:family="paragraph" style:parent-style-name="Standard" style:list-style-name="L25"/>
    <style:style style:name="P20" style:family="paragraph" style:parent-style-name="Standard" style:list-style-name="L26">
      <style:text-properties officeooo:rsid="001c8c9d" officeooo:paragraph-rsid="001c8c9d"/>
    </style:style>
    <style:style style:name="P21" style:family="paragraph" style:parent-style-name="Standard" style:list-style-name="L35">
      <style:text-properties officeooo:rsid="001c8c9d" officeooo:paragraph-rsid="001c8c9d"/>
    </style:style>
    <style:style style:name="P22" style:family="paragraph" style:parent-style-name="Standard" style:list-style-name="L36">
      <style:text-properties officeooo:paragraph-rsid="001c8c9d"/>
    </style:style>
    <style:style style:name="P23" style:family="paragraph" style:parent-style-name="Standard" style:list-style-name="L40"/>
    <style:style style:name="P24" style:family="paragraph" style:parent-style-name="Standard">
      <style:text-properties officeooo:paragraph-rsid="001cc209"/>
    </style:style>
    <style:style style:name="P25" style:family="paragraph" style:parent-style-name="Standard">
      <style:text-properties officeooo:rsid="001cc209" officeooo:paragraph-rsid="001cc209"/>
    </style:style>
    <style:style style:name="P26" style:family="paragraph" style:parent-style-name="Standard" style:list-style-name="L44">
      <style:text-properties officeooo:rsid="001cc209" officeooo:paragraph-rsid="001cc209"/>
    </style:style>
    <style:style style:name="P27" style:family="paragraph" style:parent-style-name="Standard" style:list-style-name="L47">
      <style:text-properties officeooo:rsid="001cc209" officeooo:paragraph-rsid="001cc209"/>
    </style:style>
    <style:style style:name="P28" style:family="paragraph" style:parent-style-name="Standard" style:list-style-name="L48">
      <style:text-properties officeooo:rsid="001cc209" officeooo:paragraph-rsid="001cc209"/>
    </style:style>
    <style:style style:name="P29" style:family="paragraph" style:parent-style-name="Standard" style:list-style-name="L49">
      <style:text-properties officeooo:rsid="001cc209" officeooo:paragraph-rsid="001e4926"/>
    </style:style>
    <style:style style:name="P30" style:family="paragraph" style:parent-style-name="Standard" style:list-style-name="L44">
      <style:text-properties officeooo:paragraph-rsid="001cc209"/>
    </style:style>
    <style:style style:name="P31" style:family="paragraph" style:parent-style-name="Standard" style:list-style-name="L45">
      <style:text-properties officeooo:paragraph-rsid="001cc209"/>
    </style:style>
    <style:style style:name="P32" style:family="paragraph" style:parent-style-name="Standard" style:list-style-name="L45">
      <style:text-properties officeooo:paragraph-rsid="001e4926"/>
    </style:style>
    <style:style style:name="P33" style:family="paragraph" style:parent-style-name="Standard" style:list-style-name="L46">
      <style:text-properties officeooo:paragraph-rsid="001cc209"/>
    </style:style>
    <style:style style:name="P34" style:family="paragraph" style:parent-style-name="Standard" style:list-style-name="L47">
      <style:text-properties officeooo:paragraph-rsid="001cc209"/>
    </style:style>
    <style:style style:name="P35" style:family="paragraph" style:parent-style-name="Standard" style:list-style-name="L48">
      <style:text-properties officeooo:paragraph-rsid="001cc209"/>
    </style:style>
    <style:style style:name="P36" style:family="paragraph" style:parent-style-name="Standard" style:list-style-name="L49">
      <style:text-properties officeooo:paragraph-rsid="001e4926"/>
    </style:style>
    <style:style style:name="P37" style:family="paragraph" style:parent-style-name="Standard" style:list-style-name="L50">
      <style:text-properties officeooo:paragraph-rsid="001e4926"/>
    </style:style>
    <style:style style:name="P38" style:family="paragraph" style:parent-style-name="Standard" style:list-style-name="L51"/>
    <style:style style:name="P39" style:family="paragraph" style:parent-style-name="Standard">
      <style:paragraph-properties fo:margin-left="0.741cm" fo:margin-right="0cm" fo:text-indent="0cm" style:auto-text-indent="false"/>
    </style:style>
    <style:style style:name="P40" style:family="paragraph" style:parent-style-name="Standard">
      <style:paragraph-properties fo:margin-left="0.741cm" fo:margin-right="0cm" fo:text-indent="0cm" style:auto-text-indent="false"/>
      <style:text-properties officeooo:rsid="000f6c73" officeooo:paragraph-rsid="000f6c73"/>
    </style:style>
    <style:style style:name="P41" style:family="paragraph" style:parent-style-name="Standard">
      <style:paragraph-properties fo:margin-left="0.741cm" fo:margin-right="0cm" fo:text-indent="0cm" style:auto-text-indent="false"/>
      <style:text-properties officeooo:paragraph-rsid="000f6c73"/>
    </style:style>
    <style:style style:name="P42" style:family="paragraph" style:parent-style-name="Standard">
      <style:paragraph-properties fo:margin-left="0.741cm" fo:margin-right="0cm" fo:text-indent="0cm" style:auto-text-indent="false"/>
      <style:text-properties officeooo:paragraph-rsid="001c8c9d"/>
    </style:style>
    <style:style style:name="P43" style:family="paragraph" style:parent-style-name="Standard">
      <style:paragraph-properties fo:margin-left="0.741cm" fo:margin-right="0cm" fo:text-indent="0cm" style:auto-text-indent="false"/>
      <style:text-properties officeooo:paragraph-rsid="001cc209"/>
    </style:style>
    <style:style style:name="P44" style:family="paragraph" style:parent-style-name="Standard">
      <style:paragraph-properties fo:margin-left="0cm" fo:margin-right="0cm" fo:text-indent="0cm" style:auto-text-indent="false"/>
      <style:text-properties officeooo:rsid="000f6c73" officeooo:paragraph-rsid="000f6c73"/>
    </style:style>
    <style:style style:name="P45" style:family="paragraph" style:parent-style-name="Text_20_body">
      <style:text-properties officeooo:paragraph-rsid="001afdcc"/>
    </style:style>
    <style:style style:name="P46" style:family="paragraph" style:parent-style-name="Table_20_Contents">
      <style:paragraph-properties fo:text-align="start" style:justify-single-word="false">
        <style:tab-stops/>
      </style:paragraph-properties>
      <style:text-properties officeooo:rsid="0012c30f" officeooo:paragraph-rsid="00149bda"/>
    </style:style>
    <style:style style:name="P47" style:family="paragraph" style:parent-style-name="Table_20_Contents">
      <style:paragraph-properties>
        <style:tab-stops>
          <style:tab-stop style:position="1.794cm"/>
        </style:tab-stops>
      </style:paragraph-properties>
      <style:text-properties officeooo:paragraph-rsid="0012c30f"/>
    </style:style>
    <style:style style:name="P48" style:family="paragraph" style:parent-style-name="Heading_20_1">
      <style:text-properties officeooo:paragraph-rsid="001c8c9d"/>
    </style:style>
    <style:style style:name="P49" style:family="paragraph" style:parent-style-name="Heading_20_1">
      <style:text-properties fo:font-size="14pt" style:font-size-asian="14pt" style:font-size-complex="14pt"/>
    </style:style>
    <style:style style:name="P50" style:family="paragraph" style:parent-style-name="Heading_20_1">
      <style:text-properties fo:font-size="14pt" officeooo:paragraph-rsid="001cc209" style:font-size-asian="14pt" style:font-size-complex="14pt"/>
    </style:style>
    <style:style style:name="P51" style:family="paragraph" style:parent-style-name="Heading_20_1">
      <style:text-properties fo:font-size="14pt" officeooo:paragraph-rsid="001e4926" style:font-size-asian="14pt" style:font-size-complex="14pt"/>
    </style:style>
    <style:style style:name="P52" style:family="paragraph" style:parent-style-name="Heading_20_1">
      <style:paragraph-properties fo:break-before="page"/>
      <style:text-properties fo:font-size="14pt" officeooo:paragraph-rsid="001c8c9d" style:font-size-asian="14pt" style:font-size-complex="14pt"/>
    </style:style>
    <style:style style:name="P53" style:family="paragraph" style:parent-style-name="Heading_20_1">
      <style:paragraph-properties fo:break-before="page"/>
      <style:text-properties fo:font-size="14pt" officeooo:paragraph-rsid="001cc209" style:font-size-asian="14pt" style:font-size-complex="14pt"/>
    </style:style>
    <style:style style:name="P54" style:family="paragraph" style:parent-style-name="Title">
      <style:text-properties officeooo:rsid="000f6c73" officeooo:paragraph-rsid="0012c30f"/>
    </style:style>
    <style:style style:name="T1" style:family="text">
      <style:text-properties officeooo:rsid="000f6c73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1afdcc"/>
    </style:style>
    <style:style style:name="T4" style:family="text">
      <style:text-properties style:text-position="0% 100%" fo:font-size="14pt" officeooo:rsid="001afdcc" style:font-size-asian="14pt" style:font-size-complex="14pt"/>
    </style:style>
    <style:style style:name="T5" style:family="text">
      <style:text-properties style:text-position="0% 100%" fo:font-size="14pt" officeooo:rsid="001cc209" style:font-size-asian="14pt" style:font-size-complex="14pt"/>
    </style:style>
    <style:style style:name="T6" style:family="text">
      <style:text-properties style:text-position="0% 100%" officeooo:rsid="001cc209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69ac8" style:font-weight-asian="normal" style:font-weight-complex="normal"/>
    </style:style>
    <style:style style:name="T9" style:family="text">
      <style:text-properties fo:font-weight="normal" officeooo:rsid="00178faf" style:font-weight-asian="normal" style:font-weight-complex="normal"/>
    </style:style>
    <style:style style:name="T10" style:family="text">
      <style:text-properties fo:font-weight="normal" officeooo:rsid="00195c88" style:font-weight-asian="normal" style:font-weight-complex="normal"/>
    </style:style>
    <style:style style:name="T11" style:family="text">
      <style:text-properties fo:font-weight="normal" officeooo:rsid="001afdcc" style:font-weight-asian="normal" style:font-weight-complex="normal"/>
    </style:style>
    <style:style style:name="T12" style:family="text">
      <style:text-properties fo:font-weight="normal" officeooo:rsid="001c8c9d" style:font-weight-asian="normal" style:font-weight-complex="normal"/>
    </style:style>
    <style:style style:name="T13" style:family="text">
      <style:text-properties fo:font-weight="normal" officeooo:rsid="001cc209" style:font-weight-asian="normal" style:font-weight-complex="normal"/>
    </style:style>
    <style:style style:name="T14" style:family="text">
      <style:text-properties fo:font-weight="normal" officeooo:rsid="001e4926" style:font-weight-asian="normal" style:font-weight-complex="normal"/>
    </style:style>
    <style:style style:name="T15" style:family="text">
      <style:text-properties fo:font-variant="normal" fo:text-transform="none" fo:color="#3572b0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size-complex="12pt"/>
    </style:style>
    <style:style style:name="T16" style:family="text">
      <style:text-properties fo:font-variant="normal" fo:text-transform="none" fo:color="#3572b0" style:font-name="Liberation Serif" fo:font-size="12pt" fo:letter-spacing="normal" fo:font-style="normal" style:text-underline-style="none" fo:font-weight="normal" style:font-size-asian="12pt" style:font-size-complex="12pt"/>
    </style:style>
    <style:style style:name="T17" style:family="text">
      <style:text-properties fo:font-variant="normal" fo:text-transform="none" fo:color="#3572b0" style:font-name="Liberation Serif" fo:font-size="12pt" fo:letter-spacing="normal" fo:font-style="normal" style:text-underline-style="none" fo:font-weight="normal" officeooo:rsid="0012c30f" style:font-size-asian="12pt" style:font-size-complex="12pt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4pt" officeooo:rsid="001afdcc" style:font-size-asian="14pt" style:font-size-complex="14pt"/>
    </style:style>
    <style:style style:name="T20" style:family="text">
      <style:text-properties fo:font-size="14pt" officeooo:rsid="001cc209" style:font-size-asian="14pt" style:font-size-complex="14pt"/>
    </style:style>
    <style:style style:name="T21" style:family="text">
      <style:text-properties officeooo:rsid="00149bda"/>
    </style:style>
    <style:style style:name="T22" style:family="text">
      <style:text-properties officeooo:rsid="00169ac8"/>
    </style:style>
    <style:style style:name="T23" style:family="text">
      <style:text-properties officeooo:rsid="00178faf"/>
    </style:style>
    <style:style style:name="T24" style:family="text">
      <style:text-properties officeooo:rsid="00195c88"/>
    </style:style>
    <style:style style:name="T25" style:family="text">
      <style:text-properties officeooo:rsid="001afdcc"/>
    </style:style>
    <style:style style:name="T26" style:family="text">
      <style:text-properties officeooo:rsid="001c41b6"/>
    </style:style>
    <style:style style:name="T27" style:family="text">
      <style:text-properties officeooo:rsid="001c8c9d"/>
    </style:style>
    <style:style style:name="T28" style:family="text">
      <style:text-properties style:font-name="Liberation Serif" fo:font-size="12pt" style:text-underline-style="none" officeooo:rsid="0012c30f" style:font-size-asian="12pt" style:font-size-complex="12pt"/>
    </style:style>
    <style:style style:name="T29" style:family="text">
      <style:text-properties officeooo:rsid="001cc209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<text:bookmark-start text:name="__DdeLink__29_959759738"/><text:bookmark-end text:name="__DdeLink__29_959759738"/><text:bookmark-start text:name="__DdeLink__5_959759738"/><text:span text:style-name="T22">Testfallbeschreibung</text:span></text:p>
      <text:p text:style-name="P45">Diese Testfallbeschreibung definiert repräsentative Testfälle für den jeweilige <text:bookmark-start text:name="__DdeLink__164_959759738"/><text:bookmark-start text:name="__DdeLink__19_959759738"/>Anwendungsfall<text:bookmark-end text:name="__DdeLink__164_959759738"/><text:bookmark-end text:name="__DdeLink__19_959759738"/>. Eine Gesamtübersicht aller Anwendungsfälle findet sich in der Anforderungsbeschreibung.</text:p>
      <text:p text:style-name="P45"><text:span text:style-name="T23">Die Pflichtattribute Straße, Hausnummer und Ort werden allerdings ersetzt durch: <text:line-break/>entweder GPS-Koordinaten oder Adresse (Straße, Hausnummer, PLZ, (Optional Ort))</text:span></text:p>
      <text:p text:style-name="Text_20_body">Diese Beschreibung betrifft die folgenden Anwendungsfälle der Anforderungsbeschreibung:<text:bookmark-end text:name="__DdeLink__5_959759738"/></text:p>
      <text:p text:style-name="P41"><text:bookmark-start text:name="__DdeLink__159_959759738"/><text:span text:style-name="T1">5.1.1</text:span><text:bookmark-start text:name="__DdeLink__0_959759738"/><text:span text:style-name="T1"><text:tab/></text:span><text:bookmark-start text:name="__DdeLink__21_959759738"/><text:span text:style-name="T1">Location</text:span><text:bookmark-end text:name="__DdeLink__0_959759738"/><text:span text:style-name="T1"> hinzufügen</text:span><text:bookmark-end text:name="__DdeLink__21_959759738"/><text:span text:style-name="T1"> </text:span><text:bookmark-start text:name="__DdeLink__31_959759738"/><text:span text:style-name="T1">(Liste)</text:span><text:bookmark-end text:name="__DdeLink__159_959759738"/><text:bookmark-end text:name="__DdeLink__31_959759738"/></text:p>
      <text:p text:style-name="P40"><text:bookmark-start text:name="__DdeLink__174_959759738"/>5.1.3<text:span text:style-name="T2"><text:tab/>Location</text:span> bearbeiten (Liste)<text:bookmark-end text:name="__DdeLink__174_959759738"/></text:p>
      <text:p text:style-name="P40">5.1.4<text:tab/>Location löschen (Liste)</text:p>
      <text:p text:style-name="P40">5.1.5<text:tab/>Locations anzeigen (Liste)</text:p>
      <text:p text:style-name="P40">5.1.9<text:tab/>Locations suchen/filtern (Liste)</text:p>
      <text:p text:style-name="P40">5.1.11<text:tab/>Locations sortieren (Liste)</text:p>
      <text:p text:style-name="P40">5.1.13<text:tab/>Locations importieren (Liste)</text:p>
      <text:p text:style-name="P40">5.1.14<text:tab/>Locations exportieren (Liste)</text:p>
      <text:p text:style-name="P44"/>
      <text:h text:style-name="P49" text:outline-level="1" text:restart-numbering="true" text:start-value="-1"><text:bookmark-start text:name="__DdeLink__181_959759738"/><text:bookmark-start text:name="__DdeLink__142_959759738"/>Anwendungsfall: 5.1.1 Location hinzufügen (Liste)<text:bookmark-end text:name="__DdeLink__181_959759738"/><text:bookmark-start text:name="__DdeLink__89_959759738"/><text:bookmark-end text:name="__DdeLink__89_959759738"/><text:bookmark-start text:name="__DdeLink__215_959759738"/></text:h>
      <text:p text:style-name="P39">Der Testfall wird wie in der Anwendungsbeschreibung vorgegeben durchgeführt.</text:p>
      <text:list xml:id="list287315561608857165" text:style-name="L10">
        <text:list-item>
          <text:p text:style-name="P1">Test für Oberfläche und Anzeige:</text:p>
        </text:list-item>
      </text:list>
      <text:list xml:id="list1778039366702973245" text:style-name="L30">
        <text:list-item>
          <text:p text:style-name="P11"><text:span text:style-name="T8">Der klick auf Location hinzufügen öffnet die benötigte Action.</text:span><text:bookmark-start text:name="__DdeLink__366_959759738"/></text:p>
        </text:list-item>
        <text:list-item>
          <text:p text:style-name="P12"><text:span text:style-name="T8">Alle Eingabemöglichkeiten sind sichtbar und erreichbar.</text:span><text:bookmark-end text:name="__DdeLink__366_959759738"/></text:p>
        </text:list-item>
        <text:list-item>
          <text:p text:style-name="P12"><text:span text:style-name="T26">Abbrechen, schließt die Action ohne eine Location zu erstellen</text:span></text:p>
        </text:list-item>
        <text:list-item>
          <text:p text:style-name="P13"><text:span text:style-name="T8">OK, schließt die Action und die neue Location wurde erstellt<text:line-break/></text:span><text:span text:style-name="T7">(die nachfolgenden Testpunkte werden durch die OK Action überprüft)</text:span></text:p>
        </text:list-item>
      </text:list>
      <text:list xml:id="list153210509382865" text:continue-list="list287315561608857165" text:style-name="L10">
        <text:list-item>
          <text:p text:style-name="P1"><text:bookmark-start text:name="__DdeLink__60_9597597381"/><text:span text:style-name="T23">Test für die </text:span><text:bookmark-end text:name="__DdeLink__60_9597597381"/><text:bookmark-start text:name="__DdeLink__37_9597597382"/>Eingabe<text:bookmark-end text:name="__DdeLink__37_9597597382"/> notwendiger Daten<text:line-break/><text:span text:style-name="T23">(</text:span>Name, Kategorie, <text:span text:style-name="T23">entweder </text:span>GPS-Koordinaten <text:span text:style-name="T23">oder</text:span> Adresse):<text:bookmark-start text:name="__DdeLink__114_959759738"/></text:p>
        </text:list-item>
      </text:list>
      <text:list xml:id="list2102736775341117869" text:style-name="L29">
        <text:list-item>
          <text:p text:style-name="P10"><text:span text:style-name="T9">Name ist eindeutig</text:span></text:p>
        </text:list-item>
        <text:list-item>
          <text:p text:style-name="P10"><text:span text:style-name="T9">Die Felder dürfen nicht leer sein</text:span><text:bookmark-end text:name="__DdeLink__114_959759738"/></text:p>
        </text:list-item>
        <text:list-item>
          <text:p text:style-name="P10"><text:bookmark-start text:name="__DdeLink__65_9597597381"/><text:span text:style-name="T9">Die Felder enthalten gültige Daten</text:span><text:bookmark-end text:name="__DdeLink__65_9597597381"/></text:p>
        </text:list-item>
      </text:list>
      <text:list xml:id="list153210838726112" text:continue-list="list153210509382865" text:style-name="L10">
        <text:list-item>
          <text:p text:style-name="P2"><text:span text:style-name="T23">Test für die </text:span>Eingabe <text:span text:style-name="T23">w</text:span>eiter<text:bookmark-start text:name="__DdeLink__39_9597597382"/>e<text:span text:style-name="T23">r</text:span> Daten<text:bookmark-end text:name="__DdeLink__39_9597597382"/><text:span text:style-name="T8"><text:line-break/></text:span><text:span text:style-name="T9">(</text:span><text:bookmark text:name="__DdeLink__41_9597597382"/><text:bookmark-start text:name="__DdeLink__63_9597597381"/><text:bookmark-start text:name="__DdeLink__56_9597597381"/><text:span text:style-name="T9">A</text:span><text:bookmark-end text:name="__DdeLink__56_9597597381"/><text:span text:style-name="T9">dresse</text:span><text:bookmark-end text:name="__DdeLink__63_9597597381"/><text:span text:style-name="T9">, </text:span><text:bookmark-start text:name="__DdeLink__53_9597597382"/><text:span text:style-name="T9">Bemerkung</text:span><text:bookmark-end text:name="__DdeLink__53_9597597382"/><text:span text:style-name="T9">/Kommentar,MedienURL,Bewertung,Kontakte</text:span><text:span text:style-name="T10">)</text:span><text:bookmark-start text:name="__DdeLink__194_959759738"/></text:p>
        </text:list-item>
      </text:list>
      <text:list xml:id="list1740245023865298421" text:style-name="L26">
        <text:list-item>
          <text:p text:style-name="P20"><text:bookmark-start text:name="__DdeLink__248_959759738"/>Adresse <text:bookmark-start text:name="__DdeLink__245_959759738"/>(ergänzend zu GPS-Koordinaten)<text:bookmark-end text:name="__DdeLink__248_959759738"/><text:bookmark-end text:name="__DdeLink__245_959759738"/></text:p>
        </text:list-item>
        <text:list-item>
          <text:p text:style-name="P9"><text:bookmark-start text:name="__DdeLink__124_959759738"/>Die Felder enthalten gültige Date<text:bookmark-start text:name="__DdeLink__121_959759738"/>n<text:bookmark-end text:name="__DdeLink__124_959759738"/><text:bookmark-end text:name="__DdeLink__121_959759738"/><text:bookmark-start text:name="__DdeLink__188_959759738"/><text:bookmark-start text:name="__DdeLink__190_959759738"/><text:bookmark-end text:name="__DdeLink__194_959759738"/><text:bookmark-start text:name="__DdeLink__234_959759738"/></text:p>
        </text:list-item>
      </text:list>
      <text:list xml:id="list153210170964780" text:continue-list="list153210838726112" text:style-name="L10">
        <text:list-item>
          <text:p text:style-name="P3">Automatisch hinzugefügte Daten <text:span text:style-name="T24">(</text:span>Besitzer<text:span text:style-name="T24">)</text:span><text:bookmark-end text:name="__DdeLink__190_959759738"/></text:p>
        </text:list-item>
      </text:list>
      <text:list xml:id="list3688856651750574101" text:style-name="L25">
        <text:list-item>
          <text:p text:style-name="P19"><text:span text:style-name="T11">Das Feld </text:span><text:span text:style-name="T9">stimmt mit </text:span><text:span text:style-name="T11">der </text:span><text:span text:style-name="T9">UUID des Benutzers überein</text:span><text:bookmark-end text:name="__DdeLink__188_959759738"/><text:bookmark-end text:name="__DdeLink__142_959759738"/><text:bookmark-end text:name="__DdeLink__215_959759738"/></text:p>
        </text:list-item>
      </text:list>
      <text:p text:style-name="Standard"><text:bookmark-end text:name="__DdeLink__234_959759738"/></text:p>
      <text:p text:style-name="Standard"/>
      <text:h text:style-name="P52" text:outline-level="1"><text:bookmark text:name="__DdeLink__89_9597597381"/><text:bookmark-start text:name="__DdeLink__305_959759738"/><text:bookmark-start text:name="__DdeLink__268_959759738"/>Anwendungsfall: 5.1.<text:span text:style-name="T25">3 </text:span><text:span text:style-name="T3">Location</text:span><text:span text:style-name="T25"> </text:span><text:bookmark-start text:name="__DdeLink__185_959759738"/><text:bookmark-start text:name="__DdeLink__243_959759738"/><text:span text:style-name="T25">bearbeiten</text:span><text:bookmark-end text:name="__DdeLink__185_959759738"/><text:bookmark-end text:name="__DdeLink__243_959759738"/><text:span text:style-name="T25"> (Liste)</text:span></text:h>
      <text:p text:style-name="P42">Der Testfall wird wie in der Anwendungsbeschreibung vorgegeben durchgeführt.</text:p>
      <text:list xml:id="list153210085215633" text:continue-list="list153210170964780" text:style-name="L10">
        <text:list-item text:start-value="1">
          <text:p text:style-name="P4">Test für Oberfläche und Anzeige:</text:p>
        </text:list-item>
      </text:list>
      <text:list xml:id="list5276542130306495153" text:style-name="L31">
        <text:list-item>
          <text:p text:style-name="P15"><text:span text:style-name="T8">Der klick auf </text:span><text:span text:style-name="T13">eine </text:span><text:span text:style-name="T8">Location öffnet die benötigte Action.</text:span></text:p>
        </text:list-item>
        <text:list-item>
          <text:p text:style-name="P15"><text:span text:style-name="T8">Alle Eingabemöglichkeiten sind sichtbar und erreichbar.</text:span></text:p>
        </text:list-item>
        <text:list-item>
          <text:p text:style-name="P15"><text:span text:style-name="T26">Abbrechen, schließt die Action ohne die Location zu bearbeiten</text:span></text:p>
        </text:list-item>
        <text:list-item>
          <text:p text:style-name="P14"><text:span text:style-name="T8">OK, schließt die Action und die Location wurde </text:span><text:span text:style-name="T12">bearbeitet</text:span><text:span text:style-name="T8"><text:line-break/></text:span><text:span text:style-name="T7">(die nachfolgenden Testpunkte werden durch die OK Action überprüft)</text:span></text:p>
        </text:list-item>
      </text:list>
      <text:list xml:id="list153210115346979" text:continue-list="list153210085215633" text:style-name="L10">
        <text:list-item>
          <text:p text:style-name="P4"><text:bookmark-start text:name="__DdeLink__60_95975973812"/><text:span text:style-name="T23">Test für die </text:span><text:bookmark-end text:name="__DdeLink__60_95975973812"/><text:bookmark-start text:name="__DdeLink__37_95975973822"/>Eingabe<text:bookmark-end text:name="__DdeLink__37_95975973822"/> notwendiger Daten<text:line-break/><text:span text:style-name="T23">(</text:span>Name, Kategorie, <text:span text:style-name="T23">entweder </text:span>GPS-Koordinaten <text:span text:style-name="T23">oder</text:span> Adresse):<text:bookmark-start text:name="__DdeLink__114_9597597382"/></text:p>
        </text:list-item>
      </text:list>
      <text:list xml:id="list5315302370234611795" text:style-name="L32">
        <text:list-item>
          <text:p text:style-name="P16"><text:span text:style-name="T9">Name ist eindeutig</text:span></text:p>
        </text:list-item>
        <text:list-item>
          <text:p text:style-name="P16"><text:span text:style-name="T9">Die Felder dürfen nicht leer sein</text:span><text:bookmark-end text:name="__DdeLink__114_9597597382"/></text:p>
        </text:list-item>
        <text:list-item>
          <text:p text:style-name="P16"><text:bookmark-start text:name="__DdeLink__65_95975973812"/><text:span text:style-name="T9">Die Felder enthalten gültige Daten</text:span><text:bookmark-end text:name="__DdeLink__65_95975973812"/></text:p>
        </text:list-item>
      </text:list>
      <text:list xml:id="list153209670965437" text:continue-list="list153210115346979" text:style-name="L10">
        <text:list-item>
          <text:p text:style-name="P4"><text:span text:style-name="T23">Test für die </text:span>Eingabe <text:span text:style-name="T23">w</text:span>eiter<text:bookmark-start text:name="__DdeLink__39_95975973822"/>e<text:span text:style-name="T23">r</text:span> Daten<text:bookmark-end text:name="__DdeLink__39_95975973822"/><text:span text:style-name="T8"><text:line-break/></text:span><text:span text:style-name="T9">(</text:span><text:bookmark text:name="__DdeLink__41_95975973822"/><text:bookmark-start text:name="__DdeLink__63_95975973812"/><text:bookmark-start text:name="__DdeLink__56_95975973812"/><text:span text:style-name="T9">A</text:span><text:bookmark-end text:name="__DdeLink__56_95975973812"/><text:span text:style-name="T9">dresse</text:span><text:bookmark-end text:name="__DdeLink__63_95975973812"/><text:span text:style-name="T9">, </text:span><text:bookmark-start text:name="__DdeLink__53_95975973822"/><text:span text:style-name="T9">Bemerkung</text:span><text:bookmark-end text:name="__DdeLink__53_95975973822"/><text:span text:style-name="T9">/Kommentar,MedienURL,Bewertung,Kontakte</text:span><text:span text:style-name="T10">)</text:span></text:p>
        </text:list-item>
      </text:list>
      <text:list xml:id="list933582480892904957" text:style-name="L35">
        <text:list-item>
          <text:p text:style-name="P18"><text:span text:style-name="T27">Adresse </text:span><text:bookmark-start text:name="__DdeLink__245_9597597381"/><text:span text:style-name="T27">(ergänzend zu GPS-Koordinaten)</text:span><text:bookmark-end text:name="__DdeLink__245_9597597381"/></text:p>
        </text:list-item>
        <text:list-item>
          <text:p text:style-name="P21">Eine passende Adresse zu Koordinaten und umgekehrt kann berechnet werden.</text:p>
        </text:list-item>
        <text:list-item>
          <text:p text:style-name="P18"><text:bookmark-start text:name="__DdeLink__124_9597597383"/>Die Felder enthalten gültige Date<text:bookmark-start text:name="__DdeLink__121_9597597384"/>n<text:bookmark-end text:name="__DdeLink__124_9597597383"/><text:bookmark-end text:name="__DdeLink__121_9597597384"/></text:p>
        </text:list-item>
      </text:list>
      <text:list xml:id="list153210205125342" text:continue-list="list153209670965437" text:style-name="L10">
        <text:list-item>
          <text:p text:style-name="P4">Automatisch hinzugefügte Daten <text:span text:style-name="T24">(</text:span>Besitzer<text:span text:style-name="T24">)</text:span><text:bookmark-start text:name="__DdeLink__188_9597597382"/><text:bookmark-start text:name="__DdeLink__190_9597597382"/><text:bookmark-end text:name="__DdeLink__190_9597597382"/><text:bookmark-start text:name="__DdeLink__194_9597597381"/><text:bookmark-end text:name="__DdeLink__194_9597597381"/></text:p>
        </text:list-item>
      </text:list>
      <text:list xml:id="list7538494427555992109" text:style-name="L33">
        <text:list-item>
          <text:p text:style-name="P17"><text:bookmark-end text:name="__DdeLink__188_9597597382"/><text:span text:style-name="T9">K</text:span><text:span text:style-name="T7">eine Änderung</text:span><text:bookmark-end text:name="__DdeLink__268_959759738"/></text:p>
        </text:list-item>
      </text:list>
      <text:p text:style-name="Standard"/>
      <text:p text:style-name="Standard"><text:bookmark-end text:name="__DdeLink__305_959759738"/></text:p>
      <text:h text:style-name="P48" text:outline-level="1"><text:span text:style-name="T18">Anwendungsfall: 5.1.</text:span><text:span text:style-name="T20">4</text:span><text:span text:style-name="T19"> </text:span><text:span text:style-name="T4">Location</text:span><text:span text:style-name="T19"> </text:span><text:bookmark-start text:name="__DdeLink__243_9597597381"/><text:bookmark-start text:name="__DdeLink__185_9597597381"/><text:span text:style-name="T20">l</text:span><text:bookmark-end text:name="__DdeLink__243_9597597381"/><text:bookmark-end text:name="__DdeLink__185_9597597381"/><text:span text:style-name="T20">öschen</text:span><text:span text:style-name="T19"> (Liste)</text:span></text:h>
      <text:p text:style-name="P42">Der Testfall wird wie in der Anwendungsbeschreibung vorgegeben durchgeführt.</text:p>
      <text:list xml:id="list153210158498353" text:continue-list="list153210205125342" text:style-name="L10">
        <text:list-item text:start-value="1">
          <text:p text:style-name="P4">Test für Oberfläche und Anzeige:</text:p>
        </text:list-item>
      </text:list>
      <text:list xml:id="list5265595653178713209" text:style-name="L36">
        <text:list-item>
          <text:p text:style-name="P22"><text:span text:style-name="T8">Der klick auf </text:span><text:span text:style-name="T13">eine </text:span><text:span text:style-name="T8">Location </text:span><text:span text:style-name="T12">bearbeiten</text:span><text:span text:style-name="T8"> öffnet die benötigte Action.</text:span></text:p>
        </text:list-item>
        <text:list-item>
          <text:p text:style-name="P22"><text:span text:style-name="T8">Alle Eingabemöglichkeiten sind sichtbar und erreichbar.</text:span></text:p>
        </text:list-item>
        <text:list-item>
          <text:p text:style-name="P22"><text:span text:style-name="T26">Abbrechen, schließt die Action ohne die Location zu bearbeiten</text:span></text:p>
        </text:list-item>
        <text:list-item>
          <text:p text:style-name="P22"><text:span text:style-name="T8">OK, schließt die Action und die Location wurde </text:span><text:span text:style-name="T13">gelöscht</text:span></text:p>
        </text:list-item>
      </text:list>
      <text:p text:style-name="Standard"/>
      <text:p text:style-name="Standard"/>
      <text:h text:style-name="P53" text:outline-level="1"><text:bookmark-start text:name="__DdeLink__268_9597597381"/><text:bookmark-start text:name="__DdeLink__328_959759738"/>Anwendungsfall: 5.1.<text:span text:style-name="T29">5 </text:span><text:span text:style-name="T3">Location</text:span><text:bookmark-start text:name="__DdeLink__243_9597597382"/><text:bookmark-start text:name="__DdeLink__185_9597597382"/><text:span text:style-name="T6">s</text:span><text:bookmark-end text:name="__DdeLink__243_9597597382"/><text:bookmark-end text:name="__DdeLink__185_9597597382"/><text:span text:style-name="T6"> anzeigen</text:span><text:span text:style-name="T25"> (Liste)</text:span></text:h>
      <text:p text:style-name="P43">Der Testfall wird wie in der Anwendungsbeschreibung vorgegeben durchgeführt.</text:p>
      <text:list xml:id="list153210801644130" text:continue-list="list153210158498353" text:style-name="L10">
        <text:list-item text:start-value="1">
          <text:p text:style-name="P5">Test für Oberfläche und Anzeige:</text:p>
        </text:list-item>
      </text:list>
      <text:list xml:id="list1421021491820049087" text:style-name="L40">
        <text:list-item>
          <text:p text:style-name="P23"><text:span text:style-name="T8">D</text:span><text:span text:style-name="T7">ie Liste der Locations ist der Startbildschirm</text:span></text:p>
        </text:list-item>
        <text:list-item>
          <text:p text:style-name="P23">Alle Eingabemöglichkeiten sind sichtbar und erreichbar.<text:bookmark-start text:name="__DdeLink__333_959759738"/></text:p>
        </text:list-item>
        <text:list-item>
          <text:p text:style-name="P23">Das Menü oben ist bedienbar und öffnet die jeweilige Action<text:bookmark-end text:name="__DdeLink__333_959759738"/></text:p>
        </text:list-item>
        <text:list-item>
          <text:p text:style-name="P23">Der Button unten öffnet die Action zum erstellen einer neuen Location</text:p>
        </text:list-item>
        <text:list-item>
          <text:p text:style-name="P23">Anklicken einer <text:span text:style-name="T29">Location</text:span> öffnet <text:span text:style-name="T29">eine Action mit den</text:span> Details<text:bookmark-end text:name="__DdeLink__268_9597597381"/></text:p>
        </text:list-item>
      </text:list>
      <text:p text:style-name="Standard"/>
      <text:p text:style-name="Standard"><text:bookmark-start text:name="__DdeLink__338_959759738"/></text:p>
      <text:h text:style-name="P50" text:outline-level="1"><text:bookmark-start text:name="__DdeLink__268_95975973811"/>Anwendungsfall: 5.1.<text:span text:style-name="T29">7 </text:span><text:span text:style-name="T3">Location</text:span><text:bookmark-start text:name="__DdeLink__185_95975973821"/><text:bookmark-start text:name="__DdeLink__243_95975973821"/><text:span text:style-name="T6">-</text:span><text:bookmark-end text:name="__DdeLink__185_95975973821"/><text:bookmark-end text:name="__DdeLink__243_95975973821"/><text:span text:style-name="T6">Details anzeigen</text:span></text:h>
      <text:p text:style-name="P43">Der Testfall wird wie in der Anwendungsbeschreibung vorgegeben durchgeführt.</text:p>
      <text:list xml:id="list153210950190020" text:continue-list="list153210801644130" text:style-name="L10">
        <text:list-item text:start-value="1">
          <text:p text:style-name="P5">Test für Oberfläche und Anzeige:</text:p>
        </text:list-item>
      </text:list>
      <text:list xml:id="list8585841474633051486" text:style-name="L44">
        <text:list-item>
          <text:p text:style-name="P30"><text:span text:style-name="T8">D</text:span><text:span text:style-name="T7">ie Liste der Locations ist der Startbildschirm</text:span></text:p>
        </text:list-item>
        <text:list-item>
          <text:p text:style-name="P30">Anklicken einer Action öffnet deren Details<text:bookmark-end text:name="__DdeLink__268_95975973811"/></text:p>
        </text:list-item>
        <text:list-item>
          <text:p text:style-name="P30">Das Menü <text:span text:style-name="T29">beinhaltet löschen der angezeigten Location</text:span></text:p>
        </text:list-item>
        <text:list-item>
          <text:p text:style-name="P26">Ein weiterer Tab ermöglicht das Bearbeiten der angezeigten Location<text:bookmark-end text:name="__DdeLink__338_959759738"/></text:p>
        </text:list-item>
      </text:list>
      <text:p text:style-name="P24"/>
      <text:p text:style-name="P24"/>
      <text:h text:style-name="P53" text:outline-level="1"><text:bookmark-start text:name="__DdeLink__268_959759738111"/>Anwendungsfall: 5.1.<text:span text:style-name="T29">9 </text:span><text:bookmark-start text:name="__DdeLink__349_9597597381"/><text:span text:style-name="T6">Locations suchen/filtern </text:span><text:bookmark-end text:name="__DdeLink__349_9597597381"/><text:span text:style-name="T6">(Liste) </text:span></text:h>
      <text:p text:style-name="P43">Der Testfall wird wie in der Anwendungsbeschreibung vorgegeben durchgeführt.</text:p>
      <text:list xml:id="list153210152994792" text:continue-list="list153210950190020" text:style-name="L10">
        <text:list-item text:start-value="1">
          <text:p text:style-name="P5"><text:bookmark-start text:name="__DdeLink__368_959759738"/>Test für Oberfläche und Anzeige:</text:p>
        </text:list-item>
      </text:list>
      <text:list xml:id="list287044183132036229" text:style-name="L45">
        <text:list-item>
          <text:p text:style-name="P32"><text:span text:style-name="T14">Im Startbildschirm, der</text:span><text:span text:style-name="T7"> Liste der Locations, </text:span><text:span text:style-name="T14">im Menü den Eintrag wählen</text:span></text:p>
        </text:list-item>
        <text:list-item>
          <text:p text:style-name="P32"><text:span text:style-name="T8">Alle Eingabemöglichkeiten sind sichtbar und erreichbar.</text:span><text:bookmark-end text:name="__DdeLink__268_959759738111"/><text:bookmark-end text:name="__DdeLink__368_959759738"/></text:p>
        </text:list-item>
      </text:list>
      <text:p text:style-name="P25"/>
      <text:p text:style-name="P24"><text:bookmark-start text:name="__DdeLink__358_959759738"/></text:p>
      <text:h text:style-name="P50" text:outline-level="1"><text:bookmark-start text:name="__DdeLink__268_959759738113"/>Anwendungsfall: 5.1.<text:span text:style-name="T6">11 Locations sortieren (Liste) </text:span></text:h>
      <text:p text:style-name="P43">Der Testfall wird wie in der Anwendungsbeschreibung vorgegeben durchgeführt.</text:p>
      <text:list xml:id="list153209950433265" text:continue-list="list153210152994792" text:style-name="L10">
        <text:list-item text:start-value="1">
          <text:p text:style-name="P6">Test für Oberfläche und Anzeige:</text:p>
        </text:list-item>
      </text:list>
      <text:list xml:id="list2909863404573255214" text:style-name="L49">
        <text:list-item>
          <text:list>
            <text:list-item>
              <text:p text:style-name="P36"><text:span text:style-name="T14">Im Startbildschirm, der</text:span><text:span text:style-name="T7"> Liste der Locations, </text:span><text:span text:style-name="T14">im Menü den Eintrag wählen</text:span></text:p>
            </text:list-item>
          </text:list>
          <text:list>
            <text:list-item>
              <text:p text:style-name="P29"><text:bookmark-end text:name="__DdeLink__268_959759738113"/><text:span text:style-name="T8">Alle Eingabemöglichkeiten sind sichtbar und erreichbar.</text:span></text:p>
            </text:list-item>
          </text:list>
        </text:list-item>
      </text:list>
      <text:p text:style-name="P25"><text:bookmark-end text:name="__DdeLink__358_959759738"/></text:p>
      <text:p text:style-name="P25"/>
      <text:h text:style-name="P53" text:outline-level="1"><text:bookmark-start text:name="__DdeLink__268_9597597381131"/>Anwendungsfall: 5.1.<text:span text:style-name="T6">13 Locations importieren (Liste) </text:span></text:h>
      <text:p text:style-name="P43">Der Testfall wird wie in der Anwendungsbeschreibung vorgegeben durchgeführt.</text:p>
      <text:list xml:id="list153209544499059" text:continue-list="list153209950433265" text:style-name="L10">
        <text:list-item text:start-value="1">
          <text:p text:style-name="P6"><text:bookmark-start text:name="__DdeLink__371_959759738"/>Test für Oberfläche und Anzeige:</text:p>
        </text:list-item>
      </text:list>
      <text:list xml:id="list3165500811399805857" text:style-name="L50">
        <text:list-item>
          <text:list>
            <text:list-item>
              <text:p text:style-name="P37"><text:span text:style-name="T14">Im Startbildschirm, der</text:span><text:span text:style-name="T7"> Liste der Locations, </text:span><text:span text:style-name="T14">im Menü den Eintrag wählen</text:span></text:p>
            </text:list-item>
          </text:list>
          <text:list>
            <text:list-item>
              <text:p text:style-name="P37"><text:bookmark-end text:name="__DdeLink__268_9597597381131"/><text:span text:style-name="T8">Alle Eingabemöglichkeiten sind sichtbar und erreichbar.</text:span></text:p>
            </text:list-item>
          </text:list>
        </text:list-item>
      </text:list>
      <text:p text:style-name="P24"><text:bookmark-end text:name="__DdeLink__371_959759738"/></text:p>
      <text:p text:style-name="P24"/>
      <text:h text:style-name="P51" text:outline-level="1"><text:bookmark-start text:name="__DdeLink__268_9597597381132"/>Anwendungsfall: 5.1.<text:span text:style-name="T6">14 Locations exportieren (Liste) </text:span></text:h>
      <text:p text:style-name="P43">Der Testfall wird wie in der Anwendungsbeschreibung vorgegeben durchgeführt.</text:p>
      <text:list xml:id="list153209226993881" text:continue-list="list153209544499059" text:style-name="L10">
        <text:list-item text:start-value="1">
          <text:p text:style-name="P6">Test für Oberfläche und Anzeige:</text:p>
        </text:list-item>
      </text:list>
      <text:list xml:id="list2960125256630452132" text:style-name="L51">
        <text:list-item>
          <text:list>
            <text:list-item>
              <text:p text:style-name="P38"><text:span text:style-name="T14">Im Startbildschirm, der</text:span><text:span text:style-name="T7"> Liste der Locations, </text:span><text:span text:style-name="T14">im Menü den Eintrag wählen</text:span></text:p>
            </text:list-item>
          </text:list>
          <text:list>
            <text:list-item>
              <text:p text:style-name="P38">Alle Eingabemöglichkeiten sind sichtbar und erreichbar.</text:p>
            </text:list-item>
          </text:list>
        </text:list-item>
      </text:list>
      <text:p text:style-name="Standard"><text:bookmark-end text:name="__DdeLink__328_959759738"/><text:bookmark-end text:name="__DdeLink__268_9597597381132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.903cm" table:align="left" style:shadow="none"/>
    </style:style>
    <style:style style:name="Tabelle1.A" style:family="table-column">
      <style:table-column-properties style:column-width="8.999cm"/>
    </style:style>
    <style:style style:name="Tabelle1.B" style:family="table-column">
      <style:table-column-properties style:column-width="8.904cm"/>
    </style:style>
    <style:style style:name="Tabelle1.A1" style:family="table-cell">
      <style:table-cell-properties fo:padding="0.097cm" fo:border="none"/>
    </style:style>
    <style:style style:name="MP1" style:family="paragraph" style:parent-style-name="Table_20_Contents">
      <style:paragraph-properties>
        <style:tab-stops>
          <style:tab-stop style:position="1.794cm"/>
        </style:tab-stops>
      </style:paragraph-properties>
      <style:text-properties officeooo:paragraph-rsid="0012c30f"/>
    </style:style>
    <style:style style:name="MP2" style:family="paragraph" style:parent-style-name="Table_20_Contents">
      <style:paragraph-properties fo:text-align="start" style:justify-single-word="false">
        <style:tab-stops/>
      </style:paragraph-properties>
      <style:text-properties officeooo:rsid="0012c30f" officeooo:paragraph-rsid="00149bda"/>
    </style:style>
    <style:style style:name="MP3" style:family="paragraph" style:parent-style-name="Standard">
      <style:text-properties officeooo:rsid="000f6c73" officeooo:paragraph-rsid="0012c30f"/>
    </style:style>
    <style:style style:name="MT1" style:family="text">
      <style:text-properties style:font-name="Liberation Serif" fo:font-size="12pt" style:text-underline-style="none" officeooo:rsid="0012c30f" style:font-size-asian="12pt" style:font-size-complex="12pt"/>
    </style:style>
    <style:style style:name="MT2" style:family="text">
      <style:text-properties fo:font-variant="normal" fo:text-transform="none" fo:color="#3572b0" style:font-name="Liberation Serif" fo:font-size="12pt" fo:letter-spacing="normal" fo:font-style="normal" style:text-underline-style="none" fo:font-weight="normal" style:font-size-asian="12pt" style:font-size-complex="12pt"/>
    </style:style>
    <style:style style:name="MT3" style:family="text">
      <style:text-properties officeooo:rsid="00149bda"/>
    </style:style>
    <style:style style:name="MT4" style:family="text">
      <style:text-properties fo:font-variant="normal" fo:text-transform="none" fo:color="#3572b0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size-complex="12pt"/>
    </style:style>
    <style:style style:name="MT5" style:family="text">
      <style:text-properties officeooo:rsid="001c8c9d"/>
    </style:style>
    <style:style style:name="MT6" style:family="text">
      <style:text-properties fo:font-variant="normal" fo:text-transform="none" fo:color="#3572b0" style:font-name="Liberation Serif" fo:font-size="12pt" fo:letter-spacing="normal" fo:font-style="normal" style:text-underline-style="none" fo:font-weight="normal" officeooo:rsid="0012c30f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row>
            <table:table-cell table:style-name="Tabelle1.A1" office:value-type="string">
              <text:p text:style-name="MP1"><text:span text:style-name="MT1">Projekt:<text:tab/></text:span><text:a xlink:type="simple" xlink:href="https://bitbucket.org/NicuSimonTill/place-planner" text:style-name="Internet_20_link" text:visited-style-name="Visited_20_Internet_20_Link"><text:span text:style-name="MT2">place-planner</text:span></text:a></text:p>
            </table:table-cell>
            <table:table-cell table:style-name="Tabelle1.A1" office:value-type="string">
              <text:p text:style-name="MP2">Dokument:<text:tab/><text:span text:style-name="MT3">Testfallbeschreibung</text:span></text:p>
            </table:table-cell>
          </table:table-row>
          <table:table-row>
            <table:table-cell table:style-name="Tabelle1.A1" office:value-type="string">
              <text:p text:style-name="MP1"><text:span text:style-name="MT1">Team:</text:span><text:bookmark-start text:name="__DdeLink__7_959759738"/><text:span text:style-name="MT1"><text:tab/></text:span><text:bookmark-end text:name="__DdeLink__7_959759738"/><text:a xlink:type="simple" xlink:href="https://bitbucket.org/NicuSimonTill/" text:style-name="Internet_20_link" text:visited-style-name="Visited_20_Internet_20_Link"><text:span text:style-name="MT4">NicuSimonTill</text:span></text:a></text:p>
            </table:table-cell>
            <table:table-cell table:style-name="Tabelle1.A1" office:value-type="string">
              <text:p text:style-name="MP2">Version:<text:bookmark-start text:name="__DdeLink__11_959759738"/><text:tab/><text:bookmark-end text:name="__DdeLink__11_959759738"/><text:tab/><text:span text:style-name="MT5">01</text:span></text:p>
            </table:table-cell>
          </table:table-row>
          <table:table-row>
            <table:table-cell table:style-name="Tabelle1.A1" office:value-type="string">
              <text:p text:style-name="MP1"><text:span text:style-name="MT1">Autor:<text:tab/></text:span><text:a xlink:type="simple" xlink:href="https://bitbucket.org/Eld0r/" text:style-name="Internet_20_link" text:visited-style-name="Visited_20_Internet_20_Link"><text:span text:style-name="MT6">Till Dieckenbrock</text:span></text:a></text:p>
            </table:table-cell>
            <table:table-cell table:style-name="Tabelle1.A1" office:value-type="string">
              <text:p text:style-name="MP2">Datum:<text:bookmark-start text:name="__DdeLink__13_959759738"/><text:tab/><text:bookmark-end text:name="__DdeLink__13_959759738"/><text:tab/>19.05.2016</text:p>
            </table:table-cell>
          </table:table-row>
        </table:table>
        <text:p text:style-name="MP3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9T11:52:04.382000000</meta:creation-date>
    <dc:date>2016-05-19T15:32:08.728000000</dc:date>
    <meta:editing-duration>PT11M55S</meta:editing-duration>
    <meta:editing-cycles>3</meta:editing-cycles>
    <meta:generator>LibreOffice/5.1.2.2$Windows_x86 LibreOffice_project/d3bf12ecb743fc0d20e0be0c58ca359301eb705f</meta:generator>
    <meta:document-statistic meta:table-count="1" meta:image-count="0" meta:object-count="0" meta:page-count="5" meta:paragraph-count="93" meta:word-count="701" meta:character-count="5131" meta:non-whitespace-character-count="4573"/>
  </office:meta>
</office:document-meta>
</file>